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3.54cm"/>
    </style:style>
    <style:style style:name="co3" style:family="table-column">
      <style:table-column-properties fo:break-before="auto" style:column-width="4.731cm"/>
    </style:style>
    <style:style style:name="co4" style:family="table-column">
      <style:table-column-properties fo:break-before="auto" style:column-width="25.97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Data Compilada</text:p>
          </table:table-cell>
          <table:table-cell table:style-name="ce1" office:value-type="string" calcext:value-type="string">
            <text:p>País / Cidade</text:p>
          </table:table-cell>
          <table:table-cell table:style-name="ce1" office:value-type="string" calcext:value-type="string">
            <text:p>Nome do arquivo</text:p>
          </table:table-cell>
          <table:table-cell table:style-name="ce1" office:value-type="string" calcext:value-type="string">
            <text:p>Descrição</text:p>
          </table:table-cell>
        </table:table-row>
        <table:table-row table:style-name="ro1">
          <table:table-cell office:value-type="string" calcext:value-type="string">
            <text:p>22 de fevereiro de 2021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<text:a xlink:href="http://data.insideairbnb.com/brazil/rj/rio-de-janeiro/2021-02-22/data/listings.csv.gz" xlink:type="simple">listagens.csv.gz</text:a></text:p>
          </table:table-cell>
          <table:table-cell office:value-type="string" calcext:value-type="string">
            <text:p>Dados detalhados de listagens para o Rio de Janeiro</text:p>
          </table:table-cell>
        </table:table-row>
        <table:table-row table:style-name="ro1">
          <table:table-cell office:value-type="string" calcext:value-type="string">
            <text:p>22 de fevereiro de 2021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<text:a xlink:href="http://data.insideairbnb.com/brazil/rj/rio-de-janeiro/2021-02-22/data/calendar.csv.gz" xlink:type="simple">calendar.csv.gz</text:a></text:p>
          </table:table-cell>
          <table:table-cell office:value-type="string" calcext:value-type="string">
            <text:p>Dados detalhados do calendário para listagens no Rio de Janeiro</text:p>
          </table:table-cell>
        </table:table-row>
        <table:table-row table:style-name="ro1">
          <table:table-cell office:value-type="string" calcext:value-type="string">
            <text:p>22 de fevereiro de 2021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<text:a xlink:href="http://data.insideairbnb.com/brazil/rj/rio-de-janeiro/2021-02-22/data/reviews.csv.gz" xlink:type="simple">reviews.csv.gz</text:a></text:p>
          </table:table-cell>
          <table:table-cell office:value-type="string" calcext:value-type="string">
            <text:p>Dados de revisão detalhada para listagens no Rio de Janeiro</text:p>
          </table:table-cell>
        </table:table-row>
        <table:table-row table:style-name="ro1">
          <table:table-cell office:value-type="string" calcext:value-type="string">
            <text:p>22 de fevereiro de 2021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<text:a xlink:href="http://data.insideairbnb.com/brazil/rj/rio-de-janeiro/2021-02-22/visualisations/listings.csv" xlink:type="simple">listagens.csv</text:a></text:p>
          </table:table-cell>
          <table:table-cell office:value-type="string" calcext:value-type="string">
            <text:p>Informações resumidas e métricas para listagens no Rio de Janeiro (bom para visualizações).</text:p>
          </table:table-cell>
        </table:table-row>
        <table:table-row table:style-name="ro1">
          <table:table-cell office:value-type="string" calcext:value-type="string">
            <text:p>22 de fevereiro de 2021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<text:a xlink:href="http://data.insideairbnb.com/brazil/rj/rio-de-janeiro/2021-02-22/visualisations/reviews.csv" xlink:type="simple">reviews.csv</text:a></text:p>
          </table:table-cell>
          <table:table-cell office:value-type="string" calcext:value-type="string">
            <text:p>Dados de revisão resumida e ID de listagem (para facilitar análises e visualizações com base no tempo vinculadas a uma listagem).</text:p>
          </table:table-cell>
        </table:table-row>
        <table:table-row table:style-name="ro1">
          <table:table-cell office:value-type="string" calcext:value-type="string">
            <text:p>N / D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<text:a xlink:href="http://data.insideairbnb.com/brazil/rj/rio-de-janeiro/2021-02-22/visualisations/neighbourhoods.csv" xlink:type="simple">neighbourhoods.csv</text:a></text:p>
          </table:table-cell>
          <table:table-cell office:value-type="string" calcext:value-type="string">
            <text:p>Lista de vizinhança para filtro geográfico. Originado de arquivos GIS da cidade ou de código aberto.</text:p>
          </table:table-cell>
        </table:table-row>
        <table:table-row table:style-name="ro1">
          <table:table-cell office:value-type="string" calcext:value-type="string">
            <text:p>N / D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<text:a xlink:href="http://data.insideairbnb.com/brazil/rj/rio-de-janeiro/2021-02-22/visualisations/neighbourhoods.geojson" xlink:type="simple">neighbourhoods.geojson</text:a></text:p>
          </table:table-cell>
          <table:table-cell office:value-type="string" calcext:value-type="string">
            <text:p>Arquivo GeoJSON de bairros da cidade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5T20:50:22.906526894</meta:creation-date>
    <dc:date>2021-03-05T21:16:59.358897356</dc:date>
    <meta:editing-duration>PT12M5S</meta:editing-duration>
    <meta:editing-cycles>1</meta:editing-cycles>
    <meta:document-statistic meta:table-count="1" meta:cell-count="32" meta:object-count="0"/>
    <meta:generator>LibreOffice/6.4.6.2$Linux_X86_64 LibreOffice_project/40$Build-2</meta:generator>
  </office:meta>
</office:document-meta>
</file>